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9cm" fo:min-width="0cm"/>
    </style:style>
    <style:style style:name="gr7" style:family="graphic" style:parent-style-name="standard">
      <style:graphic-properties svg:stroke-width="0.051cm" svg:stroke-color="#008000" draw:marker-start="" draw:marker-start-width="0.381cm" draw:marker-end="Arrow" draw:marker-end-width="0.381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-width="0.381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0000" draw:marker-start="" draw:marker-start-width="0.381cm" draw:marker-end="" draw:marker-end-width="0.381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00ff" draw:marker-start="" draw:marker-start-width="0.381cm" draw:marker-end="" draw:marker-end-width="0.381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008000" fo:font-size="14pt" style:font-size-asian="14pt" style:font-size-complex="14pt"/>
    </style:style>
    <style:style style:name="P8" style:family="paragraph">
      <style:text-properties fo:color="#800000" fo:font-size="14pt" style:font-size-asian="14pt" style:font-size-complex="14pt"/>
    </style:style>
    <style:style style:name="P9" style:family="paragraph">
      <style:text-properties fo:color="#ff00ff"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8000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800000" fo:font-size="16pt" style:font-size-asian="16pt" style:font-size-complex="16pt"/>
    </style:style>
    <style:style style:name="T6" style:family="text">
      <style:text-properties fo:color="#ff00ff" fo:font-size="16pt" style:font-size-asian="16pt" style:font-size-complex="16pt"/>
    </style:style>
    <style:style style:name="T7" style:family="text">
      <style:text-properties fo:color="#008000" fo:font-size="14pt" style:font-size-asian="14pt" style:font-size-complex="14pt"/>
    </style:style>
    <style:style style:name="T8" style:family="text">
      <style:text-properties fo:color="#800000" fo:font-size="14pt" style:font-size-asian="14pt" style:font-size-complex="14pt"/>
    </style:style>
    <style:style style:name="T9" style:family="text">
      <style:text-properties fo:color="#ff00ff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otification Repla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otification Replay Buffer</text:p>
          </draw:text-box>
        </draw:frame>
        <draw:custom-shape draw:style-name="gr1" draw:text-style-name="P4" draw:layer="layout" svg:width="1.172cm" svg:height="1.306cm" svg:x="3.886cm" svg:y="7.95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172cm" svg:height="1.306cm" svg:x="5.791cm" svg:y="7.95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172cm" svg:height="1.306cm" svg:x="7.598cm" svg:y="7.951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172cm" svg:height="1.306cm" svg:x="9.503cm" svg:y="7.951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172cm" svg:height="1.306cm" svg:x="11.408cm" svg:y="7.951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frame draw:style-name="gr2" draw:layer="layout" svg:width="6.763cm" svg:height="1.187cm" svg:x="9.742cm" svg:y="4.463cm">
          <draw:text-box>
            <text:p>System Event Log</text:p>
          </draw:text-box>
        </draw:frame>
        <draw:line draw:style-name="gr3" draw:layer="layout" svg:x1="3.859cm" svg:y1="6.069cm" svg:x2="3.893cm" svg:y2="7.61cm">
          <text:p/>
        </draw:line>
        <draw:line draw:style-name="gr3" draw:layer="layout" svg:x1="21.396cm" svg:y1="5.943cm" svg:x2="21.43cm" svg:y2="7.484cm">
          <text:p/>
        </draw:line>
        <draw:line draw:style-name="gr4" draw:layer="layout" svg:x1="3.915cm" svg:y1="6.863cm" svg:x2="21.396cm" svg:y2="6.849cm">
          <text:p/>
        </draw:line>
        <draw:frame draw:style-name="gr5" draw:text-style-name="P5" draw:layer="layout" svg:width="6.192cm" svg:height="0.948cm" svg:x="14.392cm" svg:y="6.067cm">
          <draw:text-box>
            <text:p text:style-name="P5"><text:span text:style-name="T2">default eventlog-size = 1000</text:span></text:p>
          </draw:text-box>
        </draw:frame>
        <draw:frame draw:style-name="gr6" draw:text-style-name="P6" draw:layer="layout" svg:width="13.304cm" svg:height="2.249cm" svg:x="5.849cm" svg:y="15.992cm">
          <draw:text-box>
            <text:p text:style-name="P6"><text:span text:style-name="T3">Replay 1: startTime=2009-01-01, no stopTime</text:span><text:span text:style-name="T4"><text:line-break/></text:span><text:span text:style-name="T5">Replay 2: startTime=2009-12-01, stopTime=2009-12-31</text:span></text:p>
            <text:p text:style-name="P6"><text:span text:style-name="T6">Replay 3: startTime=2009-10-01, stopTime=2011-12-31</text:span></text:p>
          </draw:text-box>
        </draw:frame>
        <draw:custom-shape draw:style-name="gr1" draw:text-style-name="P4" draw:layer="layout" svg:width="1.172cm" svg:height="1.306cm" svg:x="13.301cm" svg:y="7.951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line draw:style-name="gr7" draw:layer="layout" svg:x1="3.916cm" svg:y1="10.391cm" svg:x2="15.014cm" svg:y2="10.369cm">
          <text:p/>
        </draw:line>
        <draw:line draw:style-name="gr8" draw:layer="layout" svg:x1="3.924cm" svg:y1="9.727cm" svg:x2="3.958cm" svg:y2="11.268cm">
          <text:p/>
        </draw:line>
        <draw:frame draw:style-name="gr2" draw:text-style-name="P7" draw:layer="layout" svg:width="8.389cm" svg:height="0.797cm" svg:x="4.387cm" svg:y="10.519cm">
          <draw:text-box>
            <text:p text:style-name="P7"><text:span text:style-name="T7">Replay 1 (stops when session is closed)</text:span></text:p>
          </draw:text-box>
        </draw:frame>
        <draw:line draw:style-name="gr9" draw:layer="layout" svg:x1="7.703cm" svg:y1="12.199cm" svg:x2="12.648cm" svg:y2="12.176cm">
          <text:p/>
        </draw:line>
        <draw:line draw:style-name="gr8" draw:layer="layout" svg:x1="7.711cm" svg:y1="11.535cm" svg:x2="7.745cm" svg:y2="13.076cm">
          <text:p/>
        </draw:line>
        <draw:frame draw:style-name="gr2" draw:text-style-name="P8" draw:layer="layout" svg:width="3.791cm" svg:height="0.797cm" svg:x="8.174cm" svg:y="12.327cm">
          <draw:text-box>
            <text:p text:style-name="P8"><text:span text:style-name="T8">Replay 2 (finite)</text:span></text:p>
          </draw:text-box>
        </draw:frame>
        <draw:line draw:style-name="gr8" draw:layer="layout" svg:x1="12.637cm" svg:y1="11.513cm" svg:x2="12.671cm" svg:y2="13.054cm">
          <text:p/>
        </draw:line>
        <draw:line draw:style-name="gr10" draw:layer="layout" svg:x1="5.918cm" svg:y1="14.114cm" svg:x2="17.681cm" svg:y2="14.047cm">
          <text:p/>
        </draw:line>
        <draw:line draw:style-name="gr8" draw:layer="layout" svg:x1="5.926cm" svg:y1="13.45cm" svg:x2="5.96cm" svg:y2="14.991cm">
          <text:p/>
        </draw:line>
        <draw:frame draw:style-name="gr2" draw:text-style-name="P9" draw:layer="layout" svg:width="6.323cm" svg:height="0.797cm" svg:x="6.389cm" svg:y="14.242cm">
          <draw:text-box>
            <text:p text:style-name="P9"><text:span text:style-name="T9">Replay 3 (stops in the future)</text:span></text:p>
          </draw:text-box>
        </draw:frame>
        <draw:line draw:style-name="gr8" draw:layer="layout" svg:x1="17.671cm" svg:y1="13.3cm" svg:x2="17.705cm" svg:y2="14.841cm">
          <text:p/>
        </draw:line>
        <draw:frame draw:style-name="gr11" draw:layer="layout" svg:width="1.137cm" svg:height="1.187cm" svg:x="14.994cm" svg:y="8.11cm">
          <draw:text-box>
            <text:p>...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1-02T12:10:58</dc:date>
    <meta:print-date>2000-12-09T21:37:10</meta:print-date>
    <meta:editing-cycles>614</meta:editing-cycles>
    <meta:editing-duration>PT957H01M01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